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333333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gr1" style:family="graphic">
      <style:graphic-properties draw:marker-start="Arrow" draw:marker-start-width="0.2cm" draw:textarea-horizontal-align="center" draw:textarea-vertical-align="middle"/>
    </style:style>
    <style:style style:name="gr2" style:family="graphic">
      <style:graphic-properties draw:marker-end="Arrow" draw:marker-end-width="0.2cm" draw:textarea-horizontal-align="center" draw:textarea-vertical-align="middle"/>
    </style:style>
    <style:style style:name="gr3" style:family="graphic">
      <style:graphic-properties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4.169cm" svg:y1="5.143cm" svg:x2="2.382cm" svg:y2="5.143cm">
            <text:p/>
          </draw:line>
          <draw:line draw:z-index="1" draw:style-name="gr2" draw:text-style-name="P1" svg:x1="6.897cm" svg:y1="4.616cm" svg:x2="8.833cm" svg:y2="5.293cm">
            <text:p/>
          </draw:line>
          <draw:line draw:z-index="2" draw:style-name="gr2" draw:text-style-name="P1" svg:x1="6.872cm" svg:y1="4.215cm" svg:x2="8.857cm" svg:y2="4.792cm">
            <text:p/>
          </draw:line>
          <draw:line draw:z-index="3" draw:style-name="gr2" draw:text-style-name="P1" svg:x1="6.972cm" svg:y1="3.763cm" svg:x2="8.808cm" svg:y2="3.813cm">
            <text:p/>
          </draw:line>
          <draw:line draw:z-index="4" draw:style-name="gr2" draw:text-style-name="P1" svg:x1="11.562cm" svg:y1="5.168cm" svg:x2="13.398cm" svg:y2="4.766cm">
            <text:p/>
          </draw:line>
          <draw:line draw:z-index="5" draw:style-name="gr2" draw:text-style-name="P1" svg:x1="11.537cm" svg:y1="4.666cm" svg:x2="13.422cm" svg:y2="4.315cm">
            <text:p/>
          </draw:line>
          <draw:line draw:z-index="6" draw:style-name="gr2" draw:text-style-name="P1" svg:x1="6.922cm" svg:y1="2.76cm" svg:x2="13.348cm" svg:y2="2.86cm">
            <text:p/>
          </draw:line>
          <draw:line draw:z-index="7" draw:style-name="gr2" draw:text-style-name="P1" svg:x1="16.127cm" svg:y1="4.189cm" svg:x2="20.096cm" svg:y2="4.741cm">
            <text:p/>
          </draw:line>
          <draw:line draw:z-index="8" draw:style-name="gr2" draw:text-style-name="P1" svg:x1="21.287cm" svg:y1="4.592cm" svg:x2="21.287cm" svg:y2="3.563cm">
            <text:p/>
          </draw:line>
          <draw:line draw:z-index="9" draw:style-name="gr2" draw:text-style-name="P1" svg:x1="21.213cm" svg:y1="5.52cm" svg:x2="21.188cm" svg:y2="7.075cm">
            <text:p/>
          </draw:line>
          <draw:line draw:z-index="10" draw:style-name="gr2" draw:text-style-name="P1" svg:x1="0.893cm" svg:y1="6.949cm" svg:x2="0.918cm" svg:y2="5.545cm">
            <text:p/>
          </draw:line>
          <draw:line draw:z-index="11" draw:style-name="gr2" draw:text-style-name="P1" svg:x1="1.016cm" svg:y1="3.713cm" svg:x2="0.992cm" svg:y2="4.767cm">
            <text:p/>
          </draw:line>
          <draw:line draw:z-index="12" draw:style-name="gr2" draw:text-style-name="P1" svg:x1="8.957cm" svg:y1="5.821cm" svg:x2="7.766cm" svg:y2="6.597cm">
            <text:p/>
          </draw:line>
          <draw:line draw:z-index="13" draw:style-name="gr2" draw:text-style-name="P1" svg:x1="11.239cm" svg:y1="5.821cm" svg:x2="12.504cm" svg:y2="6.672cm">
            <text:p/>
          </draw:line>
          <draw:line draw:z-index="14" draw:style-name="gr3" draw:text-style-name="P1" svg:x1="10.147cm" svg:y1="5.896cm" svg:x2="10.123cm" svg:y2="9.324cm">
            <text:p/>
          </draw:line>
          <draw:line draw:z-index="15" draw:style-name="gr3" draw:text-style-name="P1" svg:x1="14.638cm" svg:y1="5.971cm" svg:x2="14.638cm" svg:y2="9.274cm">
            <text:p/>
          </draw:lin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6" office:value-type="string" calcext:value-type="string">
            <text:p>GauchoCAD data flow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 calcext:value-type="string" table:number-columns-spanned="3" table:number-rows-spanned="1">
            <text:p>Tincho</text:p>
          </table:table-cell>
          <table:covered-table-cell table:number-columns-repeated="2" table:style-name="ce5"/>
          <table:table-cell table:style-name="ce7" office:value-type="string" calcext:value-type="string" table:number-columns-spanned="3" table:number-rows-spanned="1">
            <text:p>Terco</text:p>
          </table:table-cell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Tincho</text:p>
          </table:table-cell>
          <table:covered-table-cell table:number-columns-repeated="3" table:style-name="ce5"/>
        </table:table-row>
        <table:table-row table:style-name="ro1">
          <table:table-cell table:style-name="ce2" office:value-type="string" calcext:value-type="string">
            <text:p>File In</text:p>
          </table:table-cell>
          <table:table-cell table:style-name="ce2"/>
          <table:table-cell table:style-name="ce2" office:value-type="string" calcext:value-type="string">
            <text:p>JSONCollections In</text:p>
          </table:table-cell>
          <table:table-cell table:style-name="ce2"/>
          <table:table-cell table:style-name="ce2" office:value-type="string" calcext:value-type="string">
            <text:p>Classes</text:p>
          </table:table-cell>
          <table:table-cell table:style-name="ce2"/>
          <table:table-cell table:style-name="ce2" office:value-type="string" calcext:value-type="string">
            <text:p>JSONColections Out</text:p>
          </table:table-cell>
          <table:table-cell table:style-name="ce2" table:number-columns-repeated="2"/>
          <table:table-cell table:style-name="ce2" office:value-type="string" calcext:value-type="string">
            <text:p>File ou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DXF</text:p>
          </table:table-cell>
          <table:table-cell/>
          <table:table-cell table:style-name="ce3" office:value-type="string" calcext:value-type="string">
            <text:p>Header</text:p>
          </table:table-cell>
          <table:table-cell table:number-columns-repeated="3"/>
          <table:table-cell table:style-name="ce3" office:value-type="string" calcext:value-type="string">
            <text:p>Header</text:p>
          </table:table-cell>
          <table:table-cell table:number-columns-repeated="2"/>
          <table:table-cell table:style-name="ce3" office:value-type="string" calcext:value-type="string">
            <text:p>DXF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lasses</text:p>
          </table:table-cell>
          <table:table-cell/>
          <table:table-cell table:style-name="ce4" office:value-type="string" calcext:value-type="string">
            <text:p>Ltype</text:p>
          </table:table-cell>
          <table:table-cell/>
          <table:table-cell table:style-name="ce3" office:value-type="string" calcext:value-type="string">
            <text:p>Class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Tables</text:p>
          </table:table-cell>
          <table:table-cell/>
          <table:table-cell table:style-name="ce4" office:value-type="string" calcext:value-type="string">
            <text:p>Layer</text:p>
          </table:table-cell>
          <table:table-cell/>
          <table:table-cell table:style-name="ce3" office:value-type="string" calcext:value-type="string">
            <text:p>Tabl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Blocks</text:p>
          </table:table-cell>
          <table:table-cell/>
          <table:table-cell table:style-name="ce4" office:value-type="string" calcext:value-type="string">
            <text:p>Styles</text:p>
          </table:table-cell>
          <table:table-cell/>
          <table:table-cell table:style-name="ce3" office:value-type="string" calcext:value-type="string">
            <text:p>Block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SON</text:p>
          </table:table-cell>
          <table:table-cell/>
          <table:table-cell table:style-name="ce3" office:value-type="string" calcext:value-type="string">
            <text:p>Entities</text:p>
          </table:table-cell>
          <table:table-cell/>
          <table:table-cell table:style-name="ce4" office:value-type="string" calcext:value-type="string">
            <text:p>Blocks</text:p>
          </table:table-cell>
          <table:table-cell/>
          <table:table-cell table:style-name="ce3" office:value-type="string" calcext:value-type="string">
            <text:p>Entities</text:p>
          </table:table-cell>
          <table:table-cell table:number-columns-repeated="2"/>
          <table:table-cell table:style-name="ce4" office:value-type="string" calcext:value-type="string">
            <text:p>JSON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Objects</text:p>
          </table:table-cell>
          <table:table-cell/>
          <table:table-cell table:style-name="ce4" office:value-type="string" calcext:value-type="string">
            <text:p>Entity</text:p>
          </table:table-cell>
          <table:table-cell/>
          <table:table-cell table:style-name="ce3" office:value-type="string" calcext:value-type="string">
            <text:p>Object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8"/>
          <table:table-cell/>
          <table:table-cell table:style-name="ce11"/>
          <table:table-cell table:number-columns-repeated="4"/>
        </table:table-row>
        <table:table-row table:style-name="ro1">
          <table:table-cell table:style-name="ce3" office:value-type="string" calcext:value-type="string">
            <text:p>DWG</text:p>
          </table:table-cell>
          <table:table-cell table:number-columns-repeated="2"/>
          <table:table-cell table:style-name="ce8"/>
          <table:table-cell/>
          <table:table-cell table:style-name="ce12"/>
          <table:table-cell table:number-columns-repeated="3"/>
          <table:table-cell table:style-name="ce3" office:value-type="string" calcext:value-type="string">
            <text:p>DWG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Screen</text:p>
          </table:table-cell>
          <table:table-cell/>
          <table:table-cell table:style-name="ce13" office:value-type="string" calcext:value-type="string">
            <text:p>Pri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/>
          <table:table-cell/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0" office:value-type="string" calcext:value-type="string">
            <text:p>On</text:p>
          </table:table-cell>
          <table:table-cell/>
          <table:table-cell table:style-name="ce15" office:value-type="string" calcext:value-type="string">
            <text:p>Parametric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 office:value-type="string" calcext:value-type="string">
            <text:p>Screen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4"/>
          <table:table-cell table:style-name="ce10" office:value-type="string" calcext:value-type="string">
            <text:p>Modify</text:p>
          </table:table-cell>
          <table:table-cell/>
          <table:table-cell table:style-name="ce15" office:value-type="string" calcext:value-type="string">
            <text:p>Modif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09:17:38.263268904</meta:creation-date>
    <dc:date>2021-05-29T09:34:43.720086867</dc:date>
    <meta:editing-duration>PT6M53S</meta:editing-duration>
    <meta:editing-cycles>1</meta:editing-cycles>
    <meta:generator>LibreOffice/7.0.5.2$Linux_X86_64 LibreOffice_project/00$Build-2</meta:generator>
    <meta:document-statistic meta:table-count="1" meta:cell-count="39" meta:object-count="16"/>
  </office:meta>
</office:document-meta>
</file>